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e" style:master-page-name="MP0" style:family="paragraph">
      <style:paragraph-properties fo:break-before="page"/>
      <style:text-properties fo:font-weight="bold" style:font-weight-asian="bold" style:font-weight-complex="bold" fo:font-size="12pt" style:font-size-asian="12pt" style:font-size-complex="12pt"/>
    </style:style>
    <style:style style:name="T2" style:parent-style-name="Car.predefinitoparagrafo" style:family="text">
      <style:text-properties fo:font-weight="bold" style:font-weight-asian="bold" style:font-weight-complex="bold"/>
    </style:style>
    <style:style style:name="T3" style:parent-style-name="Car.predefinitoparagrafo" style:family="text">
      <style:text-properties fo:font-weight="bold" style:font-weight-asian="bold" style:font-weight-complex="bold"/>
    </style:style>
    <style:style style:name="P4" style:parent-style-name="Normale" style:family="paragraph">
      <style:text-properties fo:font-weight="bold" style:font-weight-asian="bold" style:font-weight-complex="bold"/>
    </style:style>
    <style:style style:name="P5" style:parent-style-name="NormaleWeb" style:family="paragraph">
      <style:paragraph-properties fo:margin-top="0.0833in" fo:margin-bottom="0.0833in" fo:background-color="#FFFFFF"/>
      <style:text-properties style:font-name="Calibri" style:font-name-complex="Calibri" fo:color="#202122" fo:font-size="11pt" style:font-size-asian="11pt" style:font-size-complex="11pt"/>
    </style:style>
    <style:style style:name="P6" style:parent-style-name="NormaleWeb" style:family="paragraph">
      <style:paragraph-properties fo:margin-top="0.0833in" fo:margin-bottom="0.0833in" fo:background-color="#FFFFFF"/>
    </style:style>
    <style:style style:name="T7" style:parent-style-name="Car.predefinitoparagrafo" style:family="text">
      <style:text-properties style:font-name="Calibri" style:font-name-complex="Calibri" fo:color="#202122" fo:font-size="11pt" style:font-size-asian="11pt" style:font-size-complex="11pt"/>
    </style:style>
    <style:style style:name="T8" style:parent-style-name="Collegamentoipertestuale" style:family="text">
      <style:text-properties style:font-name="Calibri" style:font-name-complex="Calibri" fo:color="#0B0080" fo:font-size="11pt" style:font-size-asian="11pt" style:font-size-complex="11pt"/>
    </style:style>
    <style:style style:name="T9" style:parent-style-name="Car.predefinitoparagrafo" style:family="text">
      <style:text-properties style:font-name="Calibri" style:font-name-complex="Calibri" fo:color="#202122" fo:font-size="11pt" style:font-size-asian="11pt" style:font-size-complex="11pt"/>
    </style:style>
    <style:style style:name="T10" style:parent-style-name="Car.predefinitoparagrafo" style:family="text">
      <style:text-properties style:font-name="Calibri" style:font-name-complex="Calibri" fo:color="#202122" fo:font-size="11pt" style:font-size-asian="11pt" style:font-size-complex="11pt"/>
    </style:style>
    <style:style style:name="T11" style:parent-style-name="Collegamentoipertestuale" style:family="text">
      <style:text-properties style:font-name="Calibri" style:font-name-complex="Calibri" fo:color="#0B0080" fo:font-size="11pt" style:font-size-asian="11pt" style:font-size-complex="11pt"/>
    </style:style>
    <style:style style:name="T12" style:parent-style-name="Car.predefinitoparagrafo" style:family="text">
      <style:text-properties style:font-name="Calibri" style:font-name-complex="Calibri" fo:color="#202122" fo:font-size="11pt" style:font-size-asian="11pt" style:font-size-complex="11pt"/>
    </style:style>
    <style:style style:name="T13" style:parent-style-name="Collegamentoipertestuale" style:family="text">
      <style:text-properties style:font-name="Calibri" style:font-name-complex="Calibri" fo:color="#0B0080" fo:font-size="11pt" style:font-size-asian="11pt" style:font-size-complex="11pt"/>
    </style:style>
    <style:style style:name="T14" style:parent-style-name="Car.predefinitoparagrafo" style:family="text">
      <style:text-properties style:font-name="Calibri" style:font-name-complex="Calibri" fo:color="#202122" fo:font-size="11pt" style:font-size-asian="11pt" style:font-size-complex="11pt"/>
    </style:style>
    <style:style style:name="T15" style:parent-style-name="Car.predefinitoparagrafo" style:family="text">
      <style:text-properties style:font-name="Calibri" style:font-name-complex="Calibri" fo:color="#202122" fo:font-size="11pt" style:font-size-asian="11pt" style:font-size-complex="11pt"/>
    </style:style>
    <style:style style:name="P16" style:parent-style-name="Normale" style:family="paragraph">
      <style:text-properties fo:font-weight="bold" style:font-weight-asian="bold" style:font-weight-complex="bold"/>
    </style:style>
    <style:style style:name="T17" style:parent-style-name="Car.predefinitoparagrafo" style:family="text">
      <style:text-properties style:font-name-complex="Calibri" fo:color="#000000" fo:background-color="#FFFFFF"/>
    </style:style>
    <style:style style:name="P18" style:parent-style-name="Normale" style:family="paragraph">
      <style:text-properties fo:font-weight="bold" style:font-weight-asian="bold" style:font-weight-complex="bold"/>
    </style:style>
    <style:style style:name="T19" style:parent-style-name="Car.predefinitoparagrafo" style:family="text">
      <style:text-properties style:font-name-complex="Calibri" fo:color="#222222" fo:background-color="#FFFFFF"/>
    </style:style>
    <style:style style:name="P20" style:parent-style-name="Normale" style:family="paragraph">
      <style:text-properties style:font-name-complex="Calibri" fo:color="#222222" fo:background-color="#FFFFFF"/>
    </style:style>
    <style:style style:name="P21" style:parent-style-name="Normale" style:family="paragraph">
      <style:text-properties style:font-name-complex="Calibri" fo:color="#222222" fo:background-color="#FFFFFF"/>
    </style:style>
    <style:style style:name="P22" style:parent-style-name="Normale" style:family="paragraph">
      <style:text-properties style:font-name-complex="Calibri" fo:color="#222222" fo:background-color="#FFFFFF"/>
    </style:style>
    <style:style style:name="P23" style:parent-style-name="Normale" style:family="paragraph">
      <style:text-properties style:font-name-complex="Calibri" fo:color="#222222" fo:background-color="#FFFFFF"/>
    </style:style>
    <style:style style:name="P24" style:parent-style-name="Normale" style:family="paragraph">
      <style:text-properties style:font-name-complex="Calibri" fo:color="#222222" fo:background-color="#FFFFFF"/>
    </style:style>
    <style:style style:name="T25" style:parent-style-name="Car.predefinitoparagrafo" style:family="text">
      <style:text-properties style:font-name-complex="Calibri"/>
    </style:style>
    <style:style style:name="T26" style:parent-style-name="Car.predefinitoparagrafo" style:family="text">
      <style:text-properties style:font-name-complex="Calibri"/>
    </style:style>
    <style:style style:name="T27" style:parent-style-name="Car.predefinitoparagrafo" style:family="text">
      <style:text-properties style:font-name-complex="Calibri"/>
    </style:style>
  </office:automatic-styles>
  <office:body>
    <office:text text:use-soft-page-breaks="true">
      <text:p text:style-name="P1">I segnali</text:p>
      <text:p text:style-name="Normale">I segnali sono variazioni di grandezze fisiche che trasportano informazioni.<text:s/></text:p>
      <text:p text:style-name="Normale"><text:span text:style-name="T2">ANALOGICI:<text:s/></text:span>Sono analogici quei segnali che, al variare del tempo, possono assumere tutti i valori compresi fra i valori massimo e minimo<text:s/>consentiti dal canale di comunicazione.</text:p>
      <text:p text:style-name="Normale"><text:span text:style-name="T3">DIGITALI:</text:span><text:s/>un segnale che può assumere solo due valori, o comunque soltanto un numero discreto di valori.</text:p>
      <text:p text:style-name="P4">Distorsione</text:p>
      <text:p text:style-name="P5">Si intende l'alterazione della forma originale di un oggetto, di un'immagine, di un suono, di un'onda o di un'altra forma di informazione o rappresentazione. Di solito è considerata un fenomeno indesiderato.</text:p>
      <text:p text:style-name="P6"><text:span text:style-name="T7">Nelle </text:span><text:a office:title="Telecomunicazioni" xlink:href="https://it.wikipedia.org/wiki/Telecomunicazioni" office:target-frame-name="_top" xlink:show="replace"><text:span text:style-name="T8">telecomunicazioni</text:span></text:a><text:span text:style-name="T9">, ad esempio, produce un disturbo ne</text:span><text:span text:style-name="T10">lla ricezione del </text:span><text:a office:title="Segnale (fisica)" xlink:href="https://it.wikipedia.org/wiki/Segnale_(fisica)" office:target-frame-name="_top" xlink:show="replace"><text:span text:style-name="T11">segnale</text:span></text:a><text:span text:style-name="T12">, quindi un'alterazione dell'</text:span><text:a office:title="Informazione" xlink:href="https://it.wikipedia.org/wiki/Informazione" office:target-frame-name="_top" xlink:show="replace"><text:span text:style-name="T13">informazione</text:span></text:a><text:span text:style-name="T14"> originariamente trasmessa</text:span><text:span text:style-name="T15">. </text:span></text:p>
      <text:p text:style-name="P16">Attenuazione</text:p>
      <text:p text:style-name="Normale"><text:span text:style-name="T17">Si intende una riduzione nella potenza di un segnale dopo la trasmissione su un canale. In pratica il segnale ricevuto ha un'energia minore del segnale trasmesso e ciò può comportare un degrado nella qualità del segnale stesso.</text:span></text:p>
      <text:p text:style-name="P18">Fibra ottica</text:p>
      <text:p text:style-name="Normale">Un cavo in fibra ottica è composto da una serie di fili di vetro, capaci di trasmettere il segnale luminoso quasi senza attenuazione. Questi fili si dividono in core, che consente all’impulso luminoso di arrivare sino al ricevitore e a sua volta il core<text:s/>è circondato da un ulteriore strato di vetro (cladding), incaricato di trattenere la luce all’interno. Infine il tutto è protetto da un ulteriore rivestimento (buffer), per prevenire la fibra da eventuali danni da agenti esterni. In pratica la luce che illumina la fibra passa attraverso il core e in presenza di una curvatura viene riflessa dal cladding, rimandendo così “intrappolata”. Perciò alcune volte è consigliato di curvare la fibra fino ad un certo raggio di curvatura, per evitare venga rifratta ed esca dal core disperdendosi all’interno del cladding stesso.<text:s/></text:p>
      <text:p text:style-name="Normale">La fibra ottica monomodale ha un nucleo di diametro tra gli 8 e i 10 micron ed è in grado di trasportare un solo raggio di luce.<text:s/></text:p>
      <text:p text:style-name="Normale">La fibra ottica multimodale ha un nucleo di diametro tra i 50 e i<text:s/>100 micron ed<text:s/><text:span text:style-name="T19">consente il passaggio della luce in diverse modalità ovvero permette di trasmettere più tipologie di dati.</text:span></text:p>
      <text:p text:style-name="P20">Appunto perché la fibra monomodale riallinea la luce verso il centro del nucleo, invece di farla semplicemente rimbalzare dal<text:s/>bordo del nucleo come nella multimodale, permette di avere distanze più lunghe ed è più costosa dati anche i materiali con cui è realizzata.</text:p>
      <text:p text:style-name="P21"/>
      <text:p text:style-name="P22">Commutazione di circuito e di pacchetto</text:p>
      <text:p text:style-name="P23">La commutazione di circuito ha come unità informativa il<text:s/>circuito, una risorsa fisica dedicata per trasportare informazioni da un trasmettitore ad un ricevitore. Le risorse sono dedicate e la caratteristica è che una volta che le risorse sono dedicate, sono utilizzate anche se non effettivamente utilizzate. Se paghiamo e non chiamiamo nessuno, comunque paghiamo.</text:p>
      <text:p text:style-name="P24">In commutazione di pacchetto ha come unità informativa il pacchetto e questi pacchetti oltre a trasferire dati, devono essere accompagnati da un header che serve per supportare il processo di commutazione. La strada tra trasmettitore e ricevitore non è scelta a priori, ogni pacchetto potrebbe seguire instradamenti differenti.</text:p>
      <text:soft-page-break/>
      <text:p text:style-name="Normale">Qual è la migliore tra le due? DIPENDE!!! Per la trasmissione a blocchi, tradizionali, quella che caratterizzata la normale vita di<text:s/>Internet è sicuramente migliore la commutazione a pacchetto. Se devo, invece, trasmettere molti dati dalla stessa origine alla stessa destinazione, è più vantaggiosa la commutazione a circuito.</text:p>
      <text:p text:style-name="Normale">Trasmissione via satellite</text:p>
      <text:p text:style-name="Normale"><text:span text:style-name="T25">Le trasmissioni via satellite impie</text:span><text:span text:style-name="T26">gano delle antenne ricetrasmittenti che lavorano a frequenza delle microonde: una stazione situata a terra trasmette il segnale al satellite su una certa frequenza, il satelli una volta ricevuto il segnale <text:s/>ritrasmette verso altre stazioni a terra. Si usan</text:span><text:span text:style-name="T27">o diverse frequenze per evitare interference reciproche tra i segnali.<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NormaleWeb" style:display-name="Normale (Web)" style:family="paragraph" style:parent-style-name="Normale">
      <style:paragraph-properties fo:margin-top="0.0694in" fo:margin-bottom="0.0694in" fo:line-height="100%"/>
      <style:text-properties style:font-name="Times New Roman" style:font-name-asian="Times New Roman" fo:font-size="12pt" style:font-size-asian="12pt" style:font-size-complex="12pt" style:language-asian="it" style:country-asian="IT" fo:hyphenate="false"/>
    </style:style>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ERARDO DONNARUMMA</meta:initial-creator>
    <dc:creator>VINCENZO ESPOSITO</dc:creator>
    <meta:creation-date>2020-09-06T14:53:00Z</meta:creation-date>
    <dc:date>2020-11-04T08:07:00Z</dc:date>
    <meta:template xlink:href="Normal" xlink:type="simple"/>
    <meta:editing-cycles>2</meta:editing-cycles>
    <meta:editing-duration>PT9120S</meta:editing-duration>
    <meta:document-statistic meta:page-count="2" meta:paragraph-count="8" meta:word-count="613" meta:character-count="4102" meta:row-count="29" meta:non-whitespace-character-count="3497"/>
  </office:meta>
</office:document-meta>
</file>